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64cm" table:align="left"/>
    </style:style>
    <style:style style:name="Table1.A" style:family="table-column">
      <style:table-column-properties style:column-width="1.907cm"/>
    </style:style>
    <style:style style:name="Table1.B" style:family="table-column">
      <style:table-column-properties style:column-width="1.378cm"/>
    </style:style>
    <style:style style:name="Table1.C" style:family="table-column">
      <style:table-column-properties style:column-width="1.15cm"/>
    </style:style>
    <style:style style:name="Table1.D" style:family="table-column">
      <style:table-column-properties style:column-width="1.22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771cm" table:align="left"/>
    </style:style>
    <style:style style:name="Table2.A" style:family="table-column">
      <style:table-column-properties style:column-width="1.859cm"/>
    </style:style>
    <style:style style:name="Table2.B" style:family="table-column">
      <style:table-column-properties style:column-width="1.912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>
      <style:text-properties officeooo:rsid="0015a58a"/>
    </style:style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Excellent.<text:line-break/>Now we define the <text:span text:style-name="Strong_20_Emphasis">Calibration Simulation Engine — Vendor-Level Intelligence Core</text:span>.</text:p>
      <text:p text:style-name="Text_20_body">This is your true strategic moat.</text:p>
      <text:p text:style-name="Text_20_body">It allows you to:</text:p>
      <text:list text:style-name="L15">
        <text:list-item>
          <text:p text:style-name="P18">Adjust behavioral weights</text:p>
        </text:list-item>
        <text:list-item>
          <text:p text:style-name="P18">Modify thresholds</text:p>
        </text:list-item>
        <text:list-item>
          <text:p text:style-name="P18">Simulate impact</text:p>
        </text:list-item>
        <text:list-item>
          <text:p text:style-name="P18">Preview risk redistribution</text:p>
        </text:list-item>
        <text:list-item>
          <text:p text:style-name="P18">Compare across institutes</text:p>
        </text:list-item>
        <text:list-item>
          <text:p text:style-name="P18">Version calibration models</text:p>
        </text:list-item>
        <text:list-item>
          <text:p text:style-name="P18">Push updates safely</text:p>
        </text:list-item>
      </text:list>
      <text:p text:style-name="Text_20_body">⚠️ Most important constraint:</text:p>
      <text:p text:style-name="Quotations">Simulation must NEVER recompute raw session data.</text:p>
      <text:p text:style-name="Text_20_body">It must operate only on stored summary metrics.</text:p>
      <text:p text:style-name="Horizontal_20_Line"/>
      <text:h text:style-name="Heading_20_1" text:outline-level="1">🧠 PURPOSE OF CALIBRATION ENGINE</text:h>
      <text:p text:style-name="Text_20_body">Your system collects:</text:p>
      <text:list text:style-name="L16">
        <text:list-item>
          <text:p text:style-name="P19">Session-level risk components</text:p>
        </text:list-item>
        <text:list-item>
          <text:p text:style-name="P19">Phase metrics</text:p>
        </text:list-item>
        <text:list-item>
          <text:p text:style-name="P19">Timing metrics</text:p>
        </text:list-item>
        <text:list-item>
          <text:p text:style-name="P19">Pattern flags</text:p>
        </text:list-item>
      </text:list>
      <text:p text:style-name="Text_20_body">Calibration Engine allows vendor to:</text:p>
      <text:list text:style-name="L17">
        <text:list-item>
          <text:p text:style-name="P20">Adjust weights</text:p>
        </text:list-item>
        <text:list-item>
          <text:p text:style-name="P20">Change thresholds</text:p>
        </text:list-item>
        <text:list-item>
          <text:p text:style-name="P20">Test impact</text:p>
        </text:list-item>
        <text:list-item>
          <text:p text:style-name="P20">Deploy safely</text:p>
        </text:list-item>
      </text:list>
      <text:p text:style-name="Text_20_body">Without mutating historical data.</text:p>
      <text:p text:style-name="Horizontal_20_Line"/>
      <text:h text:style-name="Heading_20_1" text:outline-level="1">🧱 1️⃣ ARCHITECTURE OVERVIEW</text:h>
      <text:p text:style-name="Text_20_body">Located under:</text:p>
      <text:p text:style-name="P1"><text:soft-page-break/><text:span text:style-name="Source_20_Text">vendor/calibration</text:span></text:p>
      <text:p text:style-name="Text_20_body">Modules:</text:p>
      <text:p text:style-name="Preformatted_20_Text"><text:span text:style-name="Source_20_Text">Calibration Engine</text:span></text:p>
      <text:p text:style-name="Preformatted_20_Text"><text:span text:style-name="Source_20_Text">├── Parameter Editor</text:span></text:p>
      <text:p text:style-name="Preformatted_20_Text"><text:span text:style-name="Source_20_Text">├── Simulation Workspace</text:span></text:p>
      <text:p text:style-name="Preformatted_20_Text"><text:span text:style-name="Source_20_Text">├── Impact Comparison</text:span></text:p>
      <text:p text:style-name="Preformatted_20_Text"><text:span text:style-name="Source_20_Text">├── Batch Comparison</text:span></text:p>
      <text:p text:style-name="Preformatted_20_Text"><text:span text:style-name="Source_20_Text">├── Version Manager</text:span></text:p>
      <text:p text:style-name="P1"><text:span text:style-name="Source_20_Text">└── Deployment Control</text:span></text:p>
      <text:p text:style-name="Horizontal_20_Line"/>
      <text:h text:style-name="Heading_20_1" text:outline-level="1">⚙ 2️⃣ PARAMETER EDITOR</text:h>
      <text:p text:style-name="Text_20_body">Vendor can modify:</text:p>
      <text:h text:style-name="Heading_20_3" text:outline-level="3">Risk Weights</text:h>
      <text:p text:style-name="Preformatted_20_Text"><text:span text:style-name="Source_20_Text">{</text:span></text:p>
      <text:p text:style-name="Preformatted_20_Text"><text:span text:style-name="Source_20_Text"><text:s text:c="2"/>minTimeWeight: 0.25,</text:span></text:p>
      <text:p text:style-name="Preformatted_20_Text"><text:span text:style-name="Source_20_Text"><text:s text:c="2"/>maxTimeWeight: 0.20,</text:span></text:p>
      <text:p text:style-name="Preformatted_20_Text"><text:span text:style-name="Source_20_Text"><text:s text:c="2"/>phaseWeight: 0.20,</text:span></text:p>
      <text:p text:style-name="Preformatted_20_Text"><text:span text:style-name="Source_20_Text"><text:s text:c="2"/>guessWeight: 0.20,</text:span></text:p>
      <text:p text:style-name="Preformatted_20_Text"><text:span text:style-name="Source_20_Text"><text:s text:c="2"/>wrongStreakWeight: 0.15</text:span></text:p>
      <text:p text:style-name="P1"><text:span text:style-name="Source_20_Text">}</text:span></text:p>
      <text:p text:style-name="Text_20_body">Validation rules:</text:p>
      <text:list text:style-name="L18">
        <text:list-item>
          <text:p text:style-name="P21">All ≥ 0</text:p>
        </text:list-item>
        <text:list-item>
          <text:p text:style-name="P21">Sum == 1</text:p>
        </text:list-item>
      </text:list>
      <text:p text:style-name="Horizontal_20_Line"/>
      <text:h text:style-name="Heading_20_3" text:outline-level="3">Threshold Controls</text:h>
      <text:p text:style-name="Preformatted_20_Text"><text:span text:style-name="Source_20_Text">{</text:span></text:p>
      <text:p text:style-name="Preformatted_20_Text"><text:span text:style-name="Source_20_Text"><text:s text:c="2"/>rushMinTimeThreshold: 20,</text:span></text:p>
      <text:p text:style-name="Preformatted_20_Text"><text:span text:style-name="Source_20_Text"><text:s text:c="2"/>rushGuessThreshold: 25,</text:span></text:p>
      <text:p text:style-name="Preformatted_20_Text"><text:span text:style-name="Source_20_Text"><text:s text:c="2"/>easyNeglectThreshold: 30,</text:span></text:p>
      <text:p text:style-name="Preformatted_20_Text"><text:span text:style-name="Source_20_Text"><text:s text:c="2"/>hardBiasThreshold: 40,</text:span></text:p>
      <text:p text:style-name="Preformatted_20_Text"><text:span text:style-name="Source_20_Text"><text:s text:c="2"/>wrongStreakCritical: 5,</text:span></text:p>
      <text:p text:style-name="Preformatted_20_Text"><text:span text:style-name="Source_20_Text"><text:s text:c="2"/>clusterThresholds: {</text:span></text:p>
      <text:p text:style-name="Preformatted_20_Text"><text:span text:style-name="Source_20_Text"><text:s text:c="4"/>stableMax: 20,</text:span></text:p>
      <text:p text:style-name="Preformatted_20_Text"><text:span text:style-name="Source_20_Text"><text:s text:c="4"/>driftMax: 40,</text:span></text:p>
      <text:p text:style-name="Preformatted_20_Text"><text:span text:style-name="Source_20_Text"><text:s text:c="4"/>impulsiveMax: 60,</text:span></text:p>
      <text:p text:style-name="Preformatted_20_Text"><text:span text:style-name="Source_20_Text"><text:s text:c="4"/>overextendedMax: 80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Horizontal_20_Line"/>
      <text:h text:style-name="Heading_20_3" text:outline-level="3">Phase Weight Modifiers</text:h>
      <text:p text:style-name="Preformatted_20_Text"><text:span text:style-name="Source_20_Text">{</text:span></text:p>
      <text:p text:style-name="Preformatted_20_Text"><text:span text:style-name="Source_20_Text"><text:s text:c="2"/>earlyHardWeight: 0.3,</text:span></text:p>
      <text:p text:style-name="Preformatted_20_Text"><text:span text:style-name="Source_20_Text"><text:s text:c="2"/>lateEasyWeight: 0.4,</text:span></text:p>
      <text:p text:style-name="Preformatted_20_Text"><text:soft-page-break/><text:span text:style-name="Source_20_Text"><text:s text:c="2"/>phaseDeviationWeight: 0.3</text:span></text:p>
      <text:p text:style-name="P1"><text:span text:style-name="Source_20_Text">}</text:span></text:p>
      <text:p text:style-name="Horizontal_20_Line"/>
      <text:p text:style-name="Text_20_body">All parameters stored as:</text:p>
      <text:p text:style-name="P1"><text:span text:style-name="Source_20_Text">vendor/calibration/models/{versionId}</text:span></text:p>
      <text:p text:style-name="Horizontal_20_Line"/>
      <text:h text:style-name="Heading_20_1" text:outline-level="1">🧪 3️⃣ SIMULATION MODEL</text:h>
      <text:p text:style-name="Text_20_body">⚠️ Simulation uses stored session-level summary metrics only.</text:p>
      <text:p text:style-name="Text_20_body">Input data source:</text:p>
      <text:p text:style-name="Preformatted_20_Text"><text:span text:style-name="Source_20_Text">runAnalytics</text:span></text:p>
      <text:p text:style-name="Preformatted_20_Text"><text:span text:style-name="Source_20_Text">studentYearMetrics</text:span></text:p>
      <text:p text:style-name="P1"><text:span text:style-name="Source_20_Text">questionAnalytics (optional)</text:span></text:p>
      <text:p text:style-name="Text_20_body">Simulation DOES NOT read:</text:p>
      <text:list text:style-name="L19">
        <text:list-item>
          <text:p text:style-name="P22">sessions/{questionAttempts}</text:p>
        </text:list-item>
        <text:list-item>
          <text:p text:style-name="P22">per-question timestamps</text:p>
        </text:list-item>
      </text:list>
      <text:p text:style-name="Horizontal_20_Line"/>
      <text:h text:style-name="Heading_20_3" text:outline-level="3">Simulation Flow</text:h>
      <text:list text:style-name="L20">
        <text:list-item>
          <text:p text:style-name="P23">Select model version (editable draft)</text:p>
        </text:list-item>
        <text:list-item>
          <text:p text:style-name="P23">Select sample scope:</text:p>
          <text:list>
            <text:list-item>
              <text:p text:style-name="P23">All institutes</text:p>
            </text:list-item>
            <text:list-item>
              <text:p text:style-name="P23">Selected institutes</text:p>
            </text:list-item>
            <text:list-item>
              <text:p text:style-name="P23">Selected academic year</text:p>
            </text:list-item>
          </text:list>
        </text:list-item>
        <text:list-item>
          <text:p text:style-name="P23">Load aggregated session metrics</text:p>
        </text:list-item>
        <text:list-item>
          <text:p text:style-name="P23">Apply new weight formula</text:p>
        </text:list-item>
        <text:list-item>
          <text:p text:style-name="P23">Recalculate:</text:p>
          <text:list>
            <text:list-item>
              <text:p text:style-name="P23">riskScore</text:p>
            </text:list-item>
            <text:list-item>
              <text:p text:style-name="P23">cluster assignment</text:p>
            </text:list-item>
            <text:list-item>
              <text:p text:style-name="P23">disciplineIndex</text:p>
            </text:list-item>
          </text:list>
        </text:list-item>
        <text:list-item>
          <text:p text:style-name="P23">Compare with current live model</text:p>
        </text:list-item>
      </text:list>
      <text:p text:style-name="Text_20_body">All done in-memory or temporary compute.</text:p>
      <text:p text:style-name="Text_20_body">No Firestore mutation.</text:p>
      <text:p text:style-name="Horizontal_20_Line"/>
      <text:h text:style-name="Heading_20_1" text:outline-level="1"><text:soft-page-break/>🔄 4️⃣ RISK RECALCULATION LOGIC (SIMULATION)</text:h>
      <text:p text:style-name="Text_20_body">Using stored normalized components:</text:p>
      <text:p text:style-name="Text_20_body">Example stored per session:</text:p>
      <text:p text:style-name="Preformatted_20_Text"><text:span text:style-name="Source_20_Text">{</text:span></text:p>
      <text:p text:style-name="Preformatted_20_Text"><text:span text:style-name="Source_20_Text"><text:s text:c="2"/>normMinTime,</text:span></text:p>
      <text:p text:style-name="Preformatted_20_Text"><text:span text:style-name="Source_20_Text"><text:s text:c="2"/>normMaxTime,</text:span></text:p>
      <text:p text:style-name="Preformatted_20_Text"><text:span text:style-name="Source_20_Text"><text:s text:c="2"/>normPhaseDev,</text:span></text:p>
      <text:p text:style-name="Preformatted_20_Text"><text:span text:style-name="Source_20_Text"><text:s text:c="2"/>normGuess,</text:span></text:p>
      <text:p text:style-name="Preformatted_20_Text"><text:span text:style-name="Source_20_Text"><text:s text:c="2"/>normWrongStreak,</text:span></text:p>
      <text:p text:style-name="Preformatted_20_Text"><text:span text:style-name="Source_20_Text"><text:s text:c="2"/>currentRiskScore,</text:span></text:p>
      <text:p text:style-name="Preformatted_20_Text"><text:span text:style-name="Source_20_Text"><text:s text:c="2"/>currentCluster</text:span></text:p>
      <text:p text:style-name="P1"><text:span text:style-name="Source_20_Text">}</text:span></text:p>
      <text:p text:style-name="Text_20_body">Simulation recalculates:</text:p>
      <text:p text:style-name="Preformatted_20_Text"><text:span text:style-name="Source_20_Text">newRiskScore =</text:span></text:p>
      <text:p text:style-name="Preformatted_20_Text"><text:span text:style-name="Source_20_Text"><text:s text:c="2"/>normMinTime * newMinTimeWeight</text:span></text:p>
      <text:p text:style-name="Preformatted_20_Text"><text:span text:style-name="Source_20_Text">+ normMaxTime * newMaxTimeWeight</text:span></text:p>
      <text:p text:style-name="Preformatted_20_Text"><text:span text:style-name="Source_20_Text">+ normPhaseDev * newPhaseWeight</text:span></text:p>
      <text:p text:style-name="Preformatted_20_Text"><text:span text:style-name="Source_20_Text">+ normGuess * newGuessWeight</text:span></text:p>
      <text:p text:style-name="P1"><text:span text:style-name="Source_20_Text">+ normWrongStreak * newWrongWeight</text:span></text:p>
      <text:p text:style-name="Text_20_body">Then applies new thresholds.</text:p>
      <text:p text:style-name="Text_20_body">No raw data access required.</text:p>
      <text:p text:style-name="Horizontal_20_Line"/>
      <text:h text:style-name="Heading_20_1" text:outline-level="1">📊 5️⃣ IMPACT COMPARISON ENGINE</text:h>
      <text:p text:style-name="Text_20_body">For selected scope, compute:</text:p>
      <text:h text:style-name="Heading_20_3" text:outline-level="3">1. Cluster Shift %</text:h>
      <text:p text:style-name="Text_20_body">Example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Cluster</text:p>
            </table:table-cell>
            <table:table-cell table:style-name="Table1.A1" office:value-type="string">
              <text:p text:style-name="Table_20_Heading">Before</text:p>
            </table:table-cell>
            <table:table-cell table:style-name="Table1.A1" office:value-type="string">
              <text:p text:style-name="Table_20_Heading">After</text:p>
            </table:table-cell>
            <table:table-cell table:style-name="Table1.A1" office:value-type="string">
              <text:p text:style-name="Table_20_Heading">Delta</text:p>
            </table:table-cell>
          </table:table-row>
        </table:table-header-rows>
        <table:table-row>
          <table:table-cell table:style-name="Table1.A1" office:value-type="string">
            <text:p text:style-name="Table_20_Contents">Stable</text:p>
          </table:table-cell>
          <table:table-cell table:style-name="Table1.A1" office:value-type="string">
            <text:p text:style-name="Table_20_Contents">42%</text:p>
          </table:table-cell>
          <table:table-cell table:style-name="Table1.A1" office:value-type="string">
            <text:p text:style-name="Table_20_Contents">38%</text:p>
          </table:table-cell>
          <table:table-cell table:style-name="Table1.A1" office:value-type="string">
            <text:p text:style-name="Table_20_Contents">-4%</text:p>
          </table:table-cell>
        </table:table-row>
        <table:table-row>
          <table:table-cell table:style-name="Table1.A1" office:value-type="string">
            <text:p text:style-name="Table_20_Contents">Impulsive</text:p>
          </table:table-cell>
          <table:table-cell table:style-name="Table1.A1" office:value-type="string">
            <text:p text:style-name="Table_20_Contents">21%</text:p>
          </table:table-cell>
          <table:table-cell table:style-name="Table1.A1" office:value-type="string">
            <text:p text:style-name="Table_20_Contents">27%</text:p>
          </table:table-cell>
          <table:table-cell table:style-name="Table1.A1" office:value-type="string">
            <text:p text:style-name="Table_20_Contents">+6%</text:p>
          </table:table-cell>
        </table:table-row>
      </table:table>
      <text:p text:style-name="Horizontal_20_Line"/>
      <text:h text:style-name="Heading_20_3" text:outline-level="3">2. Discipline Index Mean Shift</text:h>
      <text:p text:style-name="P1"><text:span text:style-name="Source_20_Text">avgDisciplineBefore vs avgDisciplineAfter</text:span></text:p>
      <text:p text:style-name="Horizontal_20_Line"/>
      <text:h text:style-name="Heading_20_3" text:outline-level="3">3. Risk Score Variance Change</text:h>
      <text:p text:style-name="Text_20_body">Measure whether:</text:p>
      <text:list text:style-name="L21">
        <text:list-item>
          <text:p text:style-name="P24">Distribution becomes flatter</text:p>
        </text:list-item>
        <text:list-item>
          <text:p text:style-name="P24"><text:soft-page-break/>Too many volatile clusters emerge</text:p>
        </text:list-item>
      </text:list>
      <text:p text:style-name="Horizontal_20_Line"/>
      <text:h text:style-name="Heading_20_3" text:outline-level="3">4. Template-Level Stress Change</text:h>
      <text:p text:style-name="Text_20_body">Compare:</text:p>
      <text:p text:style-name="P1"><text:span text:style-name="Source_20_Text">avgRiskPerTemplateBefore vs After</text:span></text:p>
      <text:p text:style-name="Horizontal_20_Line"/>
      <text:h text:style-name="Heading_20_1" text:outline-level="1">🏫 6️⃣ BATCH COMPARISON</text:h>
      <text:p text:style-name="Text_20_body">Allows vendor to compare:</text:p>
      <text:list text:style-name="L22">
        <text:list-item>
          <text:p text:style-name="P25">Institute A vs Institute B</text:p>
        </text:list-item>
        <text:list-item>
          <text:p text:style-name="P25">Year 2024 vs 2025</text:p>
        </text:list-item>
        <text:list-item>
          <text:p text:style-name="P25">Batch 1 vs Batch 2</text:p>
        </text:list-item>
      </text:list>
      <text:p text:style-name="Text_20_body">Simulation shows:</text:p>
      <text:p text:style-name="Preformatted_20_Text"><text:span text:style-name="Source_20_Text">Batch Risk Distribution Change</text:span></text:p>
      <text:p text:style-name="P1"><text:span text:style-name="Source_20_Text">Batch Discipline Index Change</text:span></text:p>
      <text:p text:style-name="Text_20_body">This helps detect:</text:p>
      <text:list text:style-name="L23">
        <text:list-item>
          <text:p text:style-name="P26">Whether model punishes specific patterns too harshly</text:p>
        </text:list-item>
        <text:list-item>
          <text:p text:style-name="P26">Whether weaker institutes collapse under recalibration</text:p>
        </text:list-item>
      </text:list>
      <text:p text:style-name="Horizontal_20_Line"/>
      <text:h text:style-name="Heading_20_1" text:outline-level="1">🗂 7️⃣ VERSIONED MODEL PREVIEW</text:h>
      <text:p text:style-name="Text_20_body">Every calibration change creates:</text:p>
      <text:p text:style-name="Preformatted_20_Text"><text:span text:style-name="Source_20_Text">versionId: cal_v2026_01</text:span></text:p>
      <text:p text:style-name="P1"><text:span text:style-name="Source_20_Text">status: draft</text:span></text:p>
      <text:p text:style-name="Text_20_body">State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tatus</text:p>
            </table:table-cell>
            <table:table-cell table:style-name="Table2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2.A1" office:value-type="string">
            <text:p text:style-name="Table_20_Contents">draft</text:p>
          </table:table-cell>
          <table:table-cell table:style-name="Table2.A1" office:value-type="string">
            <text:p text:style-name="Table_20_Contents">Editable</text:p>
          </table:table-cell>
        </table:table-row>
        <table:table-row>
          <table:table-cell table:style-name="Table2.A1" office:value-type="string">
            <text:p text:style-name="Table_20_Contents">simulated</text:p>
          </table:table-cell>
          <table:table-cell table:style-name="Table2.A1" office:value-type="string">
            <text:p text:style-name="Table_20_Contents">Tested</text:p>
          </table:table-cell>
        </table:table-row>
        <table:table-row>
          <table:table-cell table:style-name="Table2.A1" office:value-type="string">
            <text:p text:style-name="Table_20_Contents">approved</text:p>
          </table:table-cell>
          <table:table-cell table:style-name="Table2.A1" office:value-type="string">
            <text:p text:style-name="Table_20_Contents">Ready</text:p>
          </table:table-cell>
        </table:table-row>
        <table:table-row>
          <table:table-cell table:style-name="Table2.A1" office:value-type="string">
            <text:p text:style-name="Table_20_Contents">live</text:p>
          </table:table-cell>
          <table:table-cell table:style-name="Table2.A1" office:value-type="string">
            <text:p text:style-name="Table_20_Contents">Deployed</text:p>
          </table:table-cell>
        </table:table-row>
        <table:table-row>
          <table:table-cell table:style-name="Table2.A1" office:value-type="string">
            <text:p text:style-name="Table_20_Contents">archived</text:p>
          </table:table-cell>
          <table:table-cell table:style-name="Table2.A1" office:value-type="string">
            <text:p text:style-name="Table_20_Contents">Inactive</text:p>
          </table:table-cell>
        </table:table-row>
      </table:table>
      <text:p text:style-name="Horizontal_20_Line"/>
      <text:p text:style-name="Text_20_body">Vendor must:</text:p>
      <text:list text:style-name="L24">
        <text:list-item>
          <text:p text:style-name="P27">Save draft</text:p>
        </text:list-item>
        <text:list-item>
          <text:p text:style-name="P27"><text:soft-page-break/>Run simulation</text:p>
        </text:list-item>
        <text:list-item>
          <text:p text:style-name="P27">Review impact</text:p>
        </text:list-item>
        <text:list-item>
          <text:p text:style-name="P27">Approve</text:p>
        </text:list-item>
        <text:list-item>
          <text:p text:style-name="P27">Deploy</text:p>
        </text:list-item>
      </text:list>
      <text:p text:style-name="Horizontal_20_Line"/>
      <text:h text:style-name="Heading_20_1" text:outline-level="1">🚀 8️⃣ DEPLOYMENT CONTROL</text:h>
      <text:p text:style-name="Text_20_body">When deployed:</text:p>
      <text:p text:style-name="P1"><text:span text:style-name="Source_20_Text">vendor/calibration/liveVersion = cal_v2026_01</text:span></text:p>
      <text:p text:style-name="Text_20_body">New submissions use new version.</text:p>
      <text:p text:style-name="Text_20_body">Old sessions remain unchanged.</text:p>
      <text:p text:style-name="Text_20_body">Optional:</text:p>
      <text:p text:style-name="Text_20_body">Background recompute for rolling metrics only.</text:p>
      <text:p text:style-name="Text_20_body">Never rewrite historical sessions.</text:p>
      <text:p text:style-name="Horizontal_20_Line"/>
      <text:h text:style-name="Heading_20_1" text:outline-level="1">🔁 9️⃣ NO RAW SESSION RECOMPUTATION RULE</text:h>
      <text:p text:style-name="Text_20_body">STRICT RULE:</text:p>
      <text:p text:style-name="Text_20_body">Simulation must NOT:</text:p>
      <text:list text:style-name="L25">
        <text:list-item>
          <text:p text:style-name="P28">Iterate over questionAttempts</text:p>
        </text:list-item>
        <text:list-item>
          <text:p text:style-name="P28">Recalculate guess detection</text:p>
        </text:list-item>
        <text:list-item>
          <text:p text:style-name="P28">Recalculate phase events</text:p>
        </text:list-item>
        <text:list-item>
          <text:p text:style-name="P28">Recompute timing violations</text:p>
        </text:list-item>
      </text:list>
      <text:p text:style-name="Text_20_body">It must rely only on:</text:p>
      <text:p text:style-name="Text_20_body">Stored normalized metrics.</text:p>
      <text:p text:style-name="Text_20_body">This guarantees:</text:p>
      <text:list text:style-name="L26">
        <text:list-item>
          <text:p text:style-name="P29">Low compute cost</text:p>
        </text:list-item>
        <text:list-item>
          <text:p text:style-name="P29">No BigQuery full scans</text:p>
        </text:list-item>
        <text:list-item>
          <text:p text:style-name="P29">Predictable runtime</text:p>
        </text:list-item>
      </text:list>
      <text:p text:style-name="Horizontal_20_Line"/>
      <text:h text:style-name="Heading_20_1" text:outline-level="1"><text:soft-page-break/>📈 10️⃣ PERFORMANCE CONSTRAINTS</text:h>
      <text:p text:style-name="Text_20_body">Simulation must:</text:p>
      <text:list text:style-name="L27">
        <text:list-item>
          <text:p text:style-name="P30">Use aggregation queries</text:p>
        </text:list-item>
        <text:list-item>
          <text:p text:style-name="P30">Limit to max N sessions per institute (configurable)</text:p>
        </text:list-item>
        <text:list-item>
          <text:p text:style-name="P30">Support sampling (e.g., 10% data)</text:p>
        </text:list-item>
      </text:list>
      <text:p text:style-name="Text_20_body">Large recalibrations use:</text:p>
      <text:list text:style-name="L28">
        <text:list-item>
          <text:p text:style-name="P31">BigQuery export</text:p>
        </text:list-item>
        <text:list-item>
          <text:p text:style-name="P31">Offline simulation</text:p>
        </text:list-item>
        <text:list-item>
          <text:p text:style-name="P31">Only aggregated results returned</text:p>
        </text:list-item>
      </text:list>
      <text:p text:style-name="Horizontal_20_Line"/>
      <text:h text:style-name="Heading_20_1" text:outline-level="1">🛡 11️⃣ SAFETY CONTROLS</text:h>
      <text:p text:style-name="Text_20_body">System must block deployment if:</text:p>
      <text:list text:style-name="L29">
        <text:list-item>
          <text:p text:style-name="P32">Stable cluster drops &gt; 15%</text:p>
        </text:list-item>
        <text:list-item>
          <text:p text:style-name="P32">Volatile cluster increases &gt; 20%</text:p>
        </text:list-item>
        <text:list-item>
          <text:p text:style-name="P32">Discipline mean drops &gt; 10%</text:p>
        </text:list-item>
      </text:list>
      <text:p text:style-name="Text_20_body">These thresholds configurable.</text:p>
      <text:p text:style-name="Horizontal_20_Line"/>
      <text:h text:style-name="Heading_20_1" text:outline-level="1">🧠 12️⃣ VENDOR DASHBOARD VIEW</text:h>
      <text:p text:style-name="Text_20_body">Vendor UI must show:</text:p>
      <text:h text:style-name="Heading_20_3" text:outline-level="3">Live Model</text:h>
      <text:list text:style-name="L30">
        <text:list-item>
          <text:p text:style-name="P33">Current weights</text:p>
        </text:list-item>
        <text:list-item>
          <text:p text:style-name="P33">Thresholds</text:p>
        </text:list-item>
        <text:list-item>
          <text:p text:style-name="P33">Version ID</text:p>
        </text:list-item>
        <text:list-item>
          <text:p text:style-name="P33">Deployment date</text:p>
        </text:list-item>
      </text:list>
      <text:h text:style-name="Heading_20_3" text:outline-level="3">Draft Model</text:h>
      <text:list text:style-name="L31">
        <text:list-item>
          <text:p text:style-name="P34">Editable fields</text:p>
        </text:list-item>
        <text:list-item>
          <text:p text:style-name="P34">Validation indicator</text:p>
        </text:list-item>
      </text:list>
      <text:h text:style-name="Heading_20_3" text:outline-level="3">Simulation Results</text:h>
      <text:list text:style-name="L32">
        <text:list-item>
          <text:p text:style-name="P35">Before vs After charts</text:p>
        </text:list-item>
        <text:list-item>
          <text:p text:style-name="P35"><text:soft-page-break/>Cluster delta</text:p>
        </text:list-item>
        <text:list-item>
          <text:p text:style-name="P35">Discipline delta</text:p>
        </text:list-item>
        <text:list-item>
          <text:p text:style-name="P35">Batch breakdown</text:p>
        </text:list-item>
      </text:list>
      <text:p text:style-name="Horizontal_20_Line"/>
      <text:h text:style-name="Heading_20_1" text:outline-level="1">🔐 13️⃣ AUDIT LOG</text:h>
      <text:p text:style-name="Text_20_body">Every calibration change logs:</text:p>
      <text:p text:style-name="Preformatted_20_Text"><text:span text:style-name="Source_20_Text">vendor/auditLogs</text:span></text:p>
      <text:p text:style-name="Preformatted_20_Text"><text:span text:style-name="Source_20_Text">{</text:span></text:p>
      <text:p text:style-name="Preformatted_20_Text"><text:span text:style-name="Source_20_Text"><text:s text:c="2"/>action: "Calibration Update",</text:span></text:p>
      <text:p text:style-name="Preformatted_20_Text"><text:span text:style-name="Source_20_Text"><text:s text:c="2"/>oldVersion,</text:span></text:p>
      <text:p text:style-name="Preformatted_20_Text"><text:span text:style-name="Source_20_Text"><text:s text:c="2"/>newVersion,</text:span></text:p>
      <text:p text:style-name="Preformatted_20_Text"><text:span text:style-name="Source_20_Text"><text:s text:c="2"/>changedBy,</text:span></text:p>
      <text:p text:style-name="Preformatted_20_Text"><text:span text:style-name="Source_20_Text"><text:s text:c="2"/>changedFields,</text:span></text:p>
      <text:p text:style-name="Preformatted_20_Text"><text:span text:style-name="Source_20_Text"><text:s text:c="2"/>timestamp</text:span></text:p>
      <text:p text:style-name="P1"><text:span text:style-name="Source_20_Text">}</text:span></text:p>
      <text:p text:style-name="Text_20_body">Immutable.</text:p>
      <text:p text:style-name="Horizontal_20_Line"/>
      <text:h text:style-name="Heading_20_1" text:outline-level="1">🎯 FINAL CALIBRATION ENGINE SUMMARY</text:h>
      <text:p text:style-name="Text_20_body">You now have:</text:p>
      <text:p text:style-name="Text_20_body">✔ Parameter editor<text:line-break/>✔ Strict weight validation<text:line-break/>✔ Threshold editor<text:line-break/>✔ Simulation engine using normalized metrics<text:line-break/>✔ Risk recalculation logic<text:line-break/>✔ Impact comparison system<text:line-break/>✔ Batch-level comparison<text:line-break/>✔ Versioned model system<text:line-break/>✔ Safe deployment control<text:line-break/>✔ No raw session recomputation<text:line-break/>✔ Audit trail<text:line-break/>✔ Vendor-only access</text:p>
      <text:p text:style-name="Horizontal_20_Line"/>
      <text:p text:style-name="Text_20_body">This is your true competitive moat.</text:p>
      <text:p text:style-name="Text_20_body">With this, your system becomes:</text:p>
      <text:list text:style-name="L33">
        <text:list-item>
          <text:p text:style-name="P36">Data adaptive</text:p>
        </text:list-item>
        <text:list-item>
          <text:p text:style-name="P36">Scientifically tunable</text:p>
        </text:list-item>
        <text:list-item>
          <text:p text:style-name="P36"><text:soft-page-break/>Institutionally safe</text:p>
        </text:list-item>
        <text:list-item>
          <text:p text:style-name="P36">Commercially powerful</text:p>
        </text:list-item>
      </text:list>
      <text:p text:style-name="Horizontal_20_Line"/>
      <text:p text:style-name="Text_20_body">At this point, your blueprint includes:</text:p>
      <text:list text:style-name="L34">
        <text:list-item>
          <text:p text:style-name="P37">Multi-tenant architecture</text:p>
        </text:list-item>
        <text:list-item>
          <text:p text:style-name="P37">Full RBAC</text:p>
        </text:list-item>
        <text:list-item>
          <text:p text:style-name="P37">Full Firestore schema</text:p>
        </text:list-item>
        <text:list-item>
          <text:p text:style-name="P37">Security rules</text:p>
        </text:list-item>
        <text:list-item>
          <text:p text:style-name="P37">Execution engine</text:p>
        </text:list-item>
        <text:list-item>
          <text:p text:style-name="P37">Risk engine</text:p>
        </text:list-item>
        <text:list-item>
          <text:p text:style-name="P37">Pattern engine</text:p>
        </text:list-item>
        <text:list-item>
          <text:p text:style-name="P37">AI summary pipeline</text:p>
        </text:list-item>
        <text:list-item>
          <text:p text:style-name="P37">Calibration simulation engine</text:p>
        </text:list-item>
        <text:list-item>
          <text:p text:style-name="P37">Governance</text:p>
        </text:list-item>
      </text:list>
      <text:p text:style-name="Text_20_body">Next logical system backbone:</text:p>
      <text:p text:style-name="Text_20_body">📧 Email Queue &amp; Notification Architecture<text:line-break/>OR<text:line-break/>🔄 Full Cloud Function Event Map (Entire System Trigger Graph)</text:p>
      <text:p text:style-name="Text_20_body">Choose next.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1T00:53:07.167638920</dc:date>
    <meta:editing-duration>PT13M</meta:editing-duration>
    <meta:editing-cycles>7</meta:editing-cycles>
    <meta:generator>LibreOffice/24.2.7.2$Linux_X86_64 LibreOffice_project/420$Build-2</meta:generator>
    <meta:document-statistic meta:table-count="2" meta:image-count="0" meta:object-count="0" meta:page-count="9" meta:paragraph-count="261" meta:word-count="852" meta:character-count="5724" meta:non-whitespace-character-count="5141"/>
  </office:meta>
</office:document-meta>
</file>